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fo:color="#00ae00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ff"/>
    </style:style>
    <style:style style:name="T3" style:family="text">
      <style:text-properties fo:color="#0000ff" style:font-name="Arial" fo:font-size="10pt" style:font-size-asian="10pt" style:font-size-complex="10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use-window-font-color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świetlanie i usuwanie obrazków</text:p>
      <text:p text:style-name="P2"/>
      <text:p text:style-name="P1">1. Wyświetlanie obrazków</text:p>
      <text:p text:style-name="P5">src\BlogAdminBundle\Resources\views\Post\<text:span text:style-name="T2">show.html.twig</text:span> </text:p>
      <text:p text:style-name="P1"/>
      <text:p text:style-name="P1"><text:s text:c="4"/>&lt;div class="row"&gt;</text:p>
      <text:p text:style-name="P3"><text:s text:c="8"/>&lt;div class="col-md-3"&gt;</text:p>
      <text:p text:style-name="P3"><text:s text:c="8"/>{% if entity.images is empty %}</text:p>
      <text:p text:style-name="P3"><text:s text:c="12"/>&lt;p&gt;No images&lt;/p&gt;</text:p>
      <text:p text:style-name="P3"><text:s text:c="8"/>{% else %} <text:s text:c="2"/></text:p>
      <text:p text:style-name="P3"><text:s text:c="12"/>{% for image in entity.images %}</text:p>
      <text:p text:style-name="P3"><text:s text:c="16"/>{% if image.image is empty %}</text:p>
      <text:p text:style-name="P3"><text:s text:c="20"/>&lt;p&gt;No images&lt;/p&gt; </text:p>
      <text:p text:style-name="P3"><text:s text:c="16"/>{% else %}</text:p>
      <text:p text:style-name="P3"><text:s text:c="20"/>&lt;img class="img-responsive" src="{{ asset('bundles/blog/images/') }}{{ image.image }}" alt="{{ entity.title|raw }}"&gt;</text:p>
      <text:p text:style-name="P3"><text:s text:c="20"/>&lt;br/&gt;</text:p>
      <text:p text:style-name="P3"><text:s text:c="16"/>{% endif %}</text:p>
      <text:p text:style-name="P3"><text:s text:c="12"/>{% endfor %}</text:p>
      <text:p text:style-name="P3"><text:s text:c="8"/>{% endif %}</text:p>
      <text:p text:style-name="P3"><text:s text:c="8"/>&lt;/div&gt;</text:p>
      <text:p text:style-name="P1">...</text:p>
      <text:p text:style-name="P1"><text:s text:c="4"/>&lt;/div&gt;</text:p>
      <text:p text:style-name="P1"/>
      <text:p text:style-name="P1">2. Wyświetlanie i usuwanie obrazków:</text:p>
      <text:p text:style-name="P5">src\BlogAdminBundle\Resources\views\Post\<text:span text:style-name="T2">edit.html.twig</text:span> </text:p>
      <text:p text:style-name="P1"><text:s text:c="4"/>&lt;div class="row"&gt;</text:p>
      <text:p text:style-name="P3"><text:s text:c="8"/>&lt;div class="col-md-3"&gt;</text:p>
      <text:p text:style-name="P3"><text:s text:c="8"/>{% if entity.images is empty %}</text:p>
      <text:p text:style-name="P3"><text:s text:c="12"/>&lt;p&gt;No images&lt;/p&gt;</text:p>
      <text:p text:style-name="P3"><text:s text:c="8"/>{% else %} <text:s text:c="2"/></text:p>
      <text:p text:style-name="P3"><text:s text:c="12"/>{% for image in entity.images %}</text:p>
      <text:p text:style-name="P3"><text:s text:c="16"/>{% if image.image is empty %}</text:p>
      <text:p text:style-name="P3"><text:s text:c="20"/>&lt;p&gt;No images&lt;/p&gt; </text:p>
      <text:p text:style-name="P3"><text:s text:c="16"/>{% else %}</text:p>
      <text:p text:style-name="P3"><text:s text:c="20"/>&lt;img class="img-responsive" src="{{ asset('bundles/blog/images/') }}{{ image.image }}" alt="{{ entity.title|raw }}"&gt;</text:p>
      <text:p text:style-name="P3"/>
      <text:p text:style-name="P3"><text:s text:c="20"/>&lt;div class="text-center"&gt;</text:p>
      <text:p text:style-name="P3"><text:s text:c="24"/>&lt;a class="btn btn-danger btn-xs" href="{{ path('admin_post_remove-image', { 'img': image.id, 'id': entity.id }) }}" onclick="if(!confirm('{% trans %}Are you sure?{% endtrans %}')) { return false; }"&gt;&lt;i class="fa fa-fw fa-close"&gt;&lt;/i&gt;delete&lt;/a&gt;</text:p>
      <text:p text:style-name="P3"><text:s text:c="20"/>&lt;/div&gt;&lt;br/&gt;</text:p>
      <text:p text:style-name="P3"><text:s text:c="16"/>{% endif %}</text:p>
      <text:p text:style-name="P3"><text:s text:c="12"/>{% endfor %}</text:p>
      <text:p text:style-name="P3"><text:s text:c="8"/>{% endif %}</text:p>
      <text:p text:style-name="P3"><text:s text:c="8"/>&lt;/div&gt;</text:p>
      <text:p text:style-name="P1">...</text:p>
      <text:p text:style-name="P1"><text:s text:c="4"/>&lt;/div&gt;</text:p>
      <text:p text:style-name="P5"/>
      <text:p text:style-name="P1">3. Dodajemy routing:</text:p>
      <text:p text:style-name="P1">src\BlogAdminBundle\Resources\config\routing\<text:span text:style-name="T2">post.yml</text:span> </text:p>
      <text:p text:style-name="P1"/>
      <text:p text:style-name="P3">admin_post_remove-image:</text:p>
      <text:p text:style-name="P3"><text:s text:c="4"/>path: <text:s text:c="4"/>/{id}/{img}/remove-image</text:p>
      <text:p text:style-name="P3"><text:s text:c="4"/>defaults: { _controller: "BlogAdminBundle:Post:removeImage" }</text:p>
      <text:p text:style-name="P1"/>
      <text:p text:style-name="P1"/>
      <text:p text:style-name="P1"/>
      <text:p text:style-name="P1"/>
      <text:p text:style-name="P1"><text:soft-page-break/>4. Dodajemy metodę usuwającą obrazek z bazy danych.</text:p>
      <text:p text:style-name="P1">src\BlogAdminBundle\Controller\<text:span text:style-name="T2">PostController.php</text:span> </text:p>
      <text:p text:style-name="P3"/>
      <text:p text:style-name="P3">use BlogAdminBundle\Entity\Image;</text:p>
      <text:p text:style-name="P3"/>
      <text:p text:style-name="P1"><text:s text:c="4"/><text:span text:style-name="T1">public function removeImageAction(Request $request, $id, $img)</text:span>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AdminBundle:Image')-&gt;find($img);</text:p>
      <text:p text:style-name="P1"/>
      <text:p text:style-name="P1"><text:s text:c="8"/>if (!$entity) {</text:p>
      <text:p text:style-name="P1"><text:s text:c="12"/>throw $this-&gt;createNotFoundException('Unable to find Image entity.');</text:p>
      <text:p text:style-name="P1"><text:s text:c="8"/>}</text:p>
      <text:p text:style-name="P1"><text:s text:c="8"/></text:p>
      <text:p text:style-name="P1"><text:s text:c="8"/>$em-&gt;remove($entity);</text:p>
      <text:p text:style-name="P1"><text:s text:c="8"/>$em-&gt;flush();</text:p>
      <text:p text:style-name="P1"><text:s text:c="8"/></text:p>
      <text:p text:style-name="P1"><text:s text:c="8"/>return $this-&gt;redirect($this-&gt;generateUrl('admin_post_edit', array('id' =&gt; $id)));</text:p>
      <text:p text:style-name="P1"><text:s text:c="4"/>}</text:p>
      <text:p text:style-name="P1"/>
      <text:p text:style-name="P1">5. Usunięcie obrazka z katalogu:</text:p>
      <text:p text:style-name="P5">src\BlogAdminBundle\Resources\config\doctrine\Image.orm.yml</text:p>
      <text:p text:style-name="P5">BlogAdminBundle\Entity\Image:</text:p>
      <text:p text:style-name="P5"><text:s text:c="2"/>type: entity</text:p>
      <text:p text:style-name="P5"><text:s text:c="2"/>#repositoryClass: BlogAdminBundle\Repository\ImageRepository</text:p>
      <text:p text:style-name="P5"><text:s text:c="2"/>table: image</text:p>
      <text:p text:style-name="P5">...</text:p>
      <text:p text:style-name="P6"><text:s text:c="2"/>lifecycleCallbacks:</text:p>
      <text:p text:style-name="P6"><text:s text:c="4"/>postRemove: [ removeUpload ]</text:p>
      <text:p text:style-name="P5"/>
      <text:p text:style-name="P5">6. Dodanie metod usuwających obrazek z katalogu:</text:p>
      <text:p text:style-name="P1"/>
      <text:p text:style-name="P1"><text:s text:c="4"/>protected function getUploadRootDir()</text:p>
      <text:p text:style-name="P1"><text:s text:c="4"/>{</text:p>
      <text:p text:style-name="P1"><text:s text:c="8"/>return __DIR__.'/../../../web/'.$this-&gt;getUploadDir();</text:p>
      <text:p text:style-name="P1"><text:s text:c="4"/>}</text:p>
      <text:p text:style-name="P1"/>
      <text:p text:style-name="P1"><text:s text:c="4"/>protected function getUploadDir()</text:p>
      <text:p text:style-name="P1"><text:s text:c="4"/>{</text:p>
      <text:p text:style-name="P1"><text:s text:c="8"/>return 'bundles/blog/images/';</text:p>
      <text:p text:style-name="P1"><text:s text:c="4"/>}</text:p>
      <text:p text:style-name="P1"><text:s text:c="4"/></text:p>
      <text:p text:style-name="P1"><text:s text:c="4"/>/**</text:p>
      <text:p text:style-name="P1"><text:s text:c="5"/>* @ORM\PostRemove</text:p>
      <text:p text:style-name="P1"><text:s text:c="5"/>*/</text:p>
      <text:p text:style-name="P1"><text:s text:c="4"/>public function removeUpload()</text:p>
      <text:p text:style-name="P1"><text:s text:c="4"/>{</text:p>
      <text:p text:style-name="P1"><text:s text:c="4"/><text:tab/>$file = $this-&gt;getUploadRootDir().'/'.$this-&gt;getImage();</text:p>
      <text:p text:style-name="P1"/>
      <text:p text:style-name="P1"><text:tab/> <text:s text:c="3"/>if (file_exists($file)) {</text:p>
      <text:p text:style-name="P1"><text:tab/> <text:s text:c="3"/><text:tab/>unlink($file);</text:p>
      <text:p text:style-name="P1"><text:tab/> <text:s text:c="3"/>}</text:p>
      <text:p text:style-name="P1"><text:s text:c="4"/>}</text:p>
      <text:p text:style-name="P1"/>
      <text:p text:style-name="P1"/>
      <text:p text:style-name="P2"/>
      <text:p text:style-name="P2"><text:soft-page-break/>Dodawanie nowego pola w formularzu do wczytywania obrazków</text:p>
      <text:p text:style-name="P1"/>
      <text:p text:style-name="P1">1. Dodanie nowych metod i walidacji:</text:p>
      <text:p text:style-name="P5"><text:span text:style-name="T5">src\BlogAdminBundle\Entity\</text:span><text:span text:style-name="T2">Post.php</text:span><text:span text:style-name="T5"> </text:span></text:p>
      <text:p text:style-name="P4"/>
      <text:p text:style-name="P4">&lt;?php</text:p>
      <text:p text:style-name="P4"/>
      <text:p text:style-name="P4">namespace BlogAdminBundle\Entity;</text:p>
      <text:p text:style-name="P4"/>
      <text:p text:style-name="P4">use Doctrine\ORM\Mapping as ORM;</text:p>
      <text:p text:style-name="P4">use BlogBundle\Utils\Blog as Blog;</text:p>
      <text:p text:style-name="P4"/>
      <text:p text:style-name="P4">use Symfony\Component\Validator\Mapping\ClassMetadata;</text:p>
      <text:p text:style-name="P4">use Symfony\Component\Validator\Constraints as Assert;</text:p>
      <text:p text:style-name="P4">use Symfony\Component\Validator\Constraints\NotBlank;</text:p>
      <text:p text:style-name="P4"/>
      <text:p text:style-name="P3">use Symfony\Component\HttpFoundation\File\UploadedFile;</text:p>
      <text:p text:style-name="P4"/>
      <text:p text:style-name="P4">/**</text:p>
      <text:p text:style-name="P4"><text:s/>* Post</text:p>
      <text:p text:style-name="P4"><text:s/>*/</text:p>
      <text:p text:style-name="P4">class Post</text:p>
      <text:p text:style-name="P4">{</text:p>
      <text:p text:style-name="P4">...</text:p>
      <text:p text:style-name="P3"><text:s text:c="4"/>/**</text:p>
      <text:p text:style-name="P3"><text:s text:c="5"/>* @var string</text:p>
      <text:p text:style-name="P3"><text:s text:c="5"/>*/</text:p>
      <text:p text:style-name="P3"><text:s text:c="4"/>private $file;</text:p>
      <text:p text:style-name="P3"/>
      <text:p text:style-name="P3"><text:s text:c="4"/>/**</text:p>
      <text:p text:style-name="P3"><text:s text:c="5"/>* Sets file.</text:p>
      <text:p text:style-name="P3"><text:s text:c="5"/>*</text:p>
      <text:p text:style-name="P3"><text:s text:c="5"/>* @param UploadedFile $file</text:p>
      <text:p text:style-name="P3"><text:s text:c="5"/>*/</text:p>
      <text:p text:style-name="P3"><text:s text:c="4"/>public function setFile(UploadedFile $file = null)</text:p>
      <text:p text:style-name="P3"><text:s text:c="4"/>{</text:p>
      <text:p text:style-name="P3"><text:s text:c="8"/>$this-&gt;file = $file;</text:p>
      <text:p text:style-name="P3"><text:s text:c="4"/>}</text:p>
      <text:p text:style-name="P3"/>
      <text:p text:style-name="P3"><text:s text:c="4"/>/**</text:p>
      <text:p text:style-name="P3"><text:s text:c="5"/>* Get file.</text:p>
      <text:p text:style-name="P3"><text:s text:c="5"/>*</text:p>
      <text:p text:style-name="P3"><text:s text:c="5"/>* @return UploadedFile</text:p>
      <text:p text:style-name="P3"><text:s text:c="5"/>*/</text:p>
      <text:p text:style-name="P3"><text:s text:c="4"/>public function getFile()</text:p>
      <text:p text:style-name="P3"><text:s text:c="4"/>{</text:p>
      <text:p text:style-name="P3"><text:s text:c="8"/>return $this-&gt;file;</text:p>
      <text:p text:style-name="P3"><text:s text:c="4"/>}</text:p>
      <text:p text:style-name="P3"><text:s text:c="4"/></text:p>
      <text:p text:style-name="P3"><text:s text:c="4"/>protected function getUploadRootDir()</text:p>
      <text:p text:style-name="P3"><text:s text:c="4"/>{</text:p>
      <text:p text:style-name="P3"><text:s text:c="8"/>// the absolute directory path where uploaded</text:p>
      <text:p text:style-name="P3"><text:s text:c="8"/>// documents should be saved</text:p>
      <text:p text:style-name="P3"><text:s text:c="8"/>return __DIR__.'/../../../web/'.$this-&gt;getUploadDir();</text:p>
      <text:p text:style-name="P3"><text:s text:c="4"/>}</text:p>
      <text:p text:style-name="P3"/>
      <text:p text:style-name="P3"><text:s text:c="4"/>protected function getUploadDir()</text:p>
      <text:p text:style-name="P3"><text:s text:c="4"/>{</text:p>
      <text:p text:style-name="P3"><text:s text:c="8"/>// get rid of the __DIR__ so it doesn't screw up</text:p>
      <text:p text:style-name="P3"><text:s text:c="8"/>// when displaying uploaded doc/image in the view.</text:p>
      <text:p text:style-name="P3"><text:s text:c="8"/>return 'bundles/blog/images/';</text:p>
      <text:p text:style-name="P3"><text:s text:c="4"/>}</text:p>
      <text:p text:style-name="P3"><text:soft-page-break/><text:s text:c="4"/></text:p>
      <text:p text:style-name="P3"><text:s text:c="4"/>/**</text:p>
      <text:p text:style-name="P3"><text:s text:c="5"/>* @ORM\PostPersist</text:p>
      <text:p text:style-name="P3"><text:s text:c="5"/>*/</text:p>
      <text:p text:style-name="P3"><text:s text:c="4"/>public function upload()</text:p>
      <text:p text:style-name="P3"><text:s text:c="4"/>{</text:p>
      <text:p text:style-name="P3"><text:s text:c="8"/>// the file property can be empty if the field is not required</text:p>
      <text:p text:style-name="P3"><text:s text:c="8"/>if (null === $this-&gt;getFile()) {</text:p>
      <text:p text:style-name="P3"><text:s text:c="12"/>return;</text:p>
      <text:p text:style-name="P3"><text:s text:c="8"/>}</text:p>
      <text:p text:style-name="P3"/>
      <text:p text:style-name="P3"><text:s text:c="8"/>// use the original file name here but you should</text:p>
      <text:p text:style-name="P3"><text:s text:c="8"/>// sanitize it at least to avoid any security issues</text:p>
      <text:p text:style-name="P3"/>
      <text:p text:style-name="P3"><text:s text:c="8"/>// move takes the target directory and then the</text:p>
      <text:p text:style-name="P3"><text:s text:c="8"/>// target filename to move to</text:p>
      <text:p text:style-name="P3"><text:s text:c="8"/>$this-&gt;getFile()-&gt;move(</text:p>
      <text:p text:style-name="P3"><text:s text:c="12"/>$this-&gt;getUploadRootDir(),</text:p>
      <text:p text:style-name="P3"><text:s text:c="12"/>$this-&gt;getFile()-&gt;getClientOriginalName()</text:p>
      <text:p text:style-name="P3"><text:s text:c="12"/>//$this-&gt;path</text:p>
      <text:p text:style-name="P3"><text:s text:c="8"/>);</text:p>
      <text:p text:style-name="P3"/>
      <text:p text:style-name="P3"><text:s text:c="8"/>// clean up the file property as you won't need it anymore</text:p>
      <text:p text:style-name="P3"><text:s text:c="8"/>$this-&gt;file = null;</text:p>
      <text:p text:style-name="P3"><text:s text:c="4"/>}</text:p>
      <text:p text:style-name="P3"/>
      <text:p text:style-name="P3"><text:s text:c="4"/>/**</text:p>
      <text:p text:style-name="P3"><text:s text:c="5"/>* @ORM\PostRemove</text:p>
      <text:p text:style-name="P3"><text:s text:c="5"/>*/</text:p>
      <text:p text:style-name="P3"><text:s text:c="4"/>public function removeUpload()</text:p>
      <text:p text:style-name="P3"><text:s text:c="4"/>{</text:p>
      <text:p text:style-name="P3"><text:s text:c="4"/><text:tab/>foreach ($this-&gt;getImages() as $img) {</text:p>
      <text:p text:style-name="P3"><text:s text:c="4"/><text:tab/> <text:s text:c="3"/>$file = $this-&gt;getUploadRootDir().'/'.$img-&gt;getImage();</text:p>
      <text:p text:style-name="P3"/>
      <text:p text:style-name="P3"><text:tab/> <text:s text:c="3"/><text:tab/>if (file_exists($file)) {</text:p>
      <text:p text:style-name="P3"><text:tab/> <text:s text:c="7"/><text:tab/>unlink($file);</text:p>
      <text:p text:style-name="P3"><text:tab/> <text:s text:c="3"/><text:tab/>}</text:p>
      <text:p text:style-name="P3"><text:s text:c="4"/><text:tab/>}</text:p>
      <text:p text:style-name="P1"><text:span text:style-name="T1"><text:s text:c="4"/>}</text:span> <text:s text:c="3"/></text:p>
      <text:p text:style-name="P1"><text:s text:c="4"/>public static function loadValidatorMetadata(ClassMetadata $metadata)</text:p>
      <text:p text:style-name="P1"><text:s text:c="4"/>{</text:p>
      <text:p text:style-name="P1"><text:s text:c="8"/>$metadata-&gt;addPropertyConstraint('title', new NotBlank());</text:p>
      <text:p text:style-name="P1"><text:s text:c="8"/>$metadata-&gt;addPropertyConstraint('content', new NotBlank());</text:p>
      <text:p text:style-name="P1"><text:s text:c="8"/>$metadata-&gt;addPropertyConstraint('author_email', new NotBlank());</text:p>
      <text:p text:style-name="P1"><text:s text:c="8"/>$metadata-&gt;addPropertyConstraint('author_email', new Assert\Email(array(</text:p>
      <text:p text:style-name="P1"><text:s text:c="12"/>'message' =&gt; 'The email "{{ value }}" is not a valid email.',</text:p>
      <text:p text:style-name="P1"><text:s text:c="12"/>'checkMX' =&gt; true,</text:p>
      <text:p text:style-name="P1"><text:s text:c="8"/>)));</text:p>
      <text:p text:style-name="P1"><text:s text:c="8"/><text:span text:style-name="T1">$metadata-&gt;addPropertyConstraint('file', new Assert\Image());</text:span></text:p>
      <text:p text:style-name="P1"/>
      <text:p text:style-name="P1"><text:s text:c="4"/>}</text:p>
      <text:p text:style-name="P1">}</text:p>
      <text:p text:style-name="P1"/>
      <text:p text:style-name="P1">2. Wywołanie metody upload:</text:p>
      <text:p text:style-name="Standard"><text:span text:style-name="T4">src\BlogAdminBundle\Resources\config\doctrine\</text:span><text:span text:style-name="T3">Post.orm.yml</text:span></text:p>
      <text:p text:style-name="Standard"><text:span text:style-name="T4"/></text:p>
      <text:p text:style-name="P1"><text:s text:c="2"/>lifecycleCallbacks:</text:p>
      <text:p text:style-name="P1"><text:s text:c="4"/>prePersist: [ setPublishedAtValue, setSlugValue ] </text:p>
      <text:p text:style-name="P1"><text:s text:c="4"/>preUpdate: [ setUpdatedAtValue ]</text:p>
      <text:p text:style-name="P3"><text:s text:c="4"/>postPersist: [ upload ]</text:p>
      <text:p text:style-name="P3"><text:s text:c="4"/>postUpdate: [ upload ]</text:p>
      <text:p text:style-name="P3"><text:s text:c="4"/>postRemove: [ removeUpload ]</text:p>
      <text:p text:style-name="P1"/>
      <text:p text:style-name="P1"><text:soft-page-break/>3. Dodanie pola w klasie formularza</text:p>
      <text:p text:style-name="P1">src\BlogAdminBundle\Form\<text:span text:style-name="T2">PostType.php</text:span></text:p>
      <text:p text:style-name="P1"/>
      <text:p text:style-name="P1"><text:s text:c="8"/>$builder</text:p>
      <text:p text:style-name="P1"><text:s text:c="12"/>-&gt;add('title')</text:p>
      <text:p text:style-name="P1"><text:s text:c="12"/><text:span text:style-name="T1">-&gt;add('file', 'file')</text:span></text:p>
      <text:p text:style-name="P1"/>
      <text:p text:style-name="P1">4.Dodanie w formularzu pola file</text:p>
      <text:p text:style-name="P5"/>
      <text:p text:style-name="P5">src\BlogAdminBundle\Resources\views\Post\<text:span text:style-name="T2">new.html.twig</text:span> </text:p>
      <text:p text:style-name="P1"><text:s text:c="16"/>&lt;div class="form-group {% if form_errors(form.title) %} has-error {% endif %}"&gt;</text:p>
      <text:p text:style-name="P1"><text:s text:c="20"/>{{ form_label(form.title) }} *</text:p>
      <text:p text:style-name="P1"><text:s text:c="20"/>{{ form_widget(form.title, { 'attr': {'class': 'form-control'} }) }}</text:p>
      <text:p text:style-name="P1"><text:s text:c="20"/>{{ form_errors(form.title) }}</text:p>
      <text:p text:style-name="P1"><text:s text:c="16"/>&lt;/div&gt;</text:p>
      <text:p text:style-name="P3"><text:s text:c="16"/>&lt;div class="form-group {% if form_errors(form.file) %} has-error {% endif %}"&gt;</text:p>
      <text:p text:style-name="P3"><text:s text:c="20"/>{{ form_label(form.file) }}</text:p>
      <text:p text:style-name="P3"><text:s text:c="20"/>{{ form_widget(form.file) }}</text:p>
      <text:p text:style-name="P3"><text:s text:c="20"/>{{ form_errors(form.file) }}</text:p>
      <text:p text:style-name="P3"><text:s text:c="16"/>&lt;/div&gt;</text:p>
      <text:p text:style-name="P5"/>
      <text:p text:style-name="P5">src\BlogAdminBundle\Resources\views\Post\<text:span text:style-name="T2">edit.html.twig</text:span> </text:p>
      <text:p text:style-name="P1"><text:s text:c="16"/>&lt;div class="form-group {% if form_errors(edit_form.title) %} has-error {% endif %}"&gt;</text:p>
      <text:p text:style-name="P1"><text:s text:c="20"/>{{ form_label(edit_form.title) }} *</text:p>
      <text:p text:style-name="P1"><text:s text:c="20"/>{{ form_widget(edit_form.title, { 'attr': {'class': 'form-control'} }) }}</text:p>
      <text:p text:style-name="P1"><text:s text:c="20"/>{{ form_errors(edit_form.title) }}</text:p>
      <text:p text:style-name="P1"><text:s text:c="16"/>&lt;/div&gt;</text:p>
      <text:p text:style-name="P3"><text:s text:c="16"/>&lt;div class="form-group {% if form_errors(edit_form.file) %} has-error {% endif %}"&gt;</text:p>
      <text:p text:style-name="P3"><text:s text:c="20"/>{{ form_label(edit_form.file) }}</text:p>
      <text:p text:style-name="P3"><text:s text:c="20"/>{{ form_widget(edit_form.file) }}</text:p>
      <text:p text:style-name="P3"><text:s text:c="20"/>{{ form_errors(edit_form.file) }}</text:p>
      <text:p text:style-name="P3"><text:s text:c="16"/>&lt;/div&gt;</text:p>
      <text:p text:style-name="P1"/>
      <text:p text:style-name="P1">5. Zapisywanie pliku do bazy danych <text:span text:style-name="T2">createAction</text:span> i <text:span text:style-name="T2">updateAction</text:span>:</text:p>
      <text:p text:style-name="P5">src\BlogAdminBundle\Controller\<text:span text:style-name="T2">PostController.php</text:span> </text:p>
      <text:p text:style-name="P3">use BlogAdminBundle\Entity\Image;</text:p>
      <text:p text:style-name="P1"/>
      <text:p text:style-name="P1"><text:s text:c="4"/>public function createAction(Request $request)</text:p>
      <text:p text:style-name="P1"><text:s text:c="4"/>{</text:p>
      <text:p text:style-name="P1"><text:s text:c="8"/>$entity = new Post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3"><text:s text:c="12"/>if ($entity-&gt;getFile()) {</text:p>
      <text:p text:style-name="P3"><text:s text:c="16"/>$img = new Image();</text:p>
      <text:p text:style-name="P3"><text:s text:c="16"/>$img-&gt;setImage($entity-&gt;getFile()-&gt;getClientOriginalName());</text:p>
      <text:p text:style-name="P3"><text:s text:c="16"/>$img-&gt;setPost($entity);</text:p>
      <text:p text:style-name="P3"><text:s text:c="16"/>$em-&gt;persist($img);</text:p>
      <text:p text:style-name="P3"><text:s text:c="12"/>}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/>
      <text:p text:style-name="P1"><text:s text:c="12"/>return $this-&gt;redirect($this-&gt;generateUrl('admin_post_show', array('id' =&gt; $entity-&gt;getId())));</text:p>
      <text:p text:style-name="P1"><text:s text:c="8"/>}</text:p>
      <text:p text:style-name="P1"/>
      <text:p text:style-name="P1"><text:s text:c="8"/>return $this-&gt;render('BlogAdminBundle:Post:new.html.twig', array(</text:p>
      <text:p text:style-name="P1"><text:soft-page-break/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/>
      <text:p text:style-name="P1">.....</text:p>
      <text:p text:style-name="P1"/>
      <text:p text:style-name="P1"><text:s text:c="4"/>public function updateAction(Request $request, 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AdminBundle:Post')-&gt;find($id);</text:p>
      <text:p text:style-name="P1"/>
      <text:p text:style-name="P1"><text:s text:c="8"/>if (!$entity) {</text:p>
      <text:p text:style-name="P1"><text:s text:c="12"/>throw $this-&gt;createNotFoundException('Unable to find Post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$editForm = $this-&gt;createEditForm($entity);</text:p>
      <text:p text:style-name="P1"><text:s text:c="8"/>$editForm-&gt;handleRequest($request);</text:p>
      <text:p text:style-name="P1"/>
      <text:p text:style-name="P1"><text:s text:c="8"/>if ($editForm-&gt;isValid()) {</text:p>
      <text:p text:style-name="P1"><text:s text:c="12"/></text:p>
      <text:p text:style-name="P3"><text:s text:c="12"/>if ($entity-&gt;getFile()) {</text:p>
      <text:p text:style-name="P3"><text:s text:c="16"/>$img = new Image();</text:p>
      <text:p text:style-name="P3"><text:s text:c="16"/>$img-&gt;setImage($entity-&gt;getFile()-&gt;getClientOriginalName());</text:p>
      <text:p text:style-name="P3"><text:s text:c="16"/>$img-&gt;setPost($entity);</text:p>
      <text:p text:style-name="P3"><text:s text:c="16"/>$em-&gt;persist($img);</text:p>
      <text:p text:style-name="P3"><text:s text:c="12"/>}</text:p>
      <text:p text:style-name="P1"><text:s text:c="12"/></text:p>
      <text:p text:style-name="P1"><text:s text:c="12"/>$em-&gt;flush();</text:p>
      <text:p text:style-name="P1"/>
      <text:p text:style-name="P1"><text:s text:c="12"/>return $this-&gt;redirect($this-&gt;generateUrl('admin_post_edit', array('id' =&gt; $id)));</text:p>
      <text:p text:style-name="P1"><text:s text:c="8"/>}</text:p>
      <text:p text:style-name="P1"/>
      <text:p text:style-name="P1"><text:s text:c="8"/>return $this-&gt;render('BlogAdminBundle:Post:edit.html.twig', array(</text:p>
      <text:p text:style-name="P1"><text:s text:c="12"/>'entity' <text:s text:c="5"/>=&gt; $entity,</text:p>
      <text:p text:style-name="P1"><text:s text:c="12"/>'edit_form' <text:s text:c="2"/>=&gt; $editForm-&gt;createView(),</text:p>
      <text:p text:style-name="P1"><text:s text:c="12"/>'delete_form' =&gt; $deleteForm-&gt;createView(),</text:p>
      <text:p text:style-name="P1"><text:s text:c="8"/>));</text:p>
      <text:p text:style-name="P1"><text:s text:c="4"/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7M34S</meta:editing-duration>
    <meta:editing-cycles>42</meta:editing-cycles>
    <meta:generator>OpenOffice.org/3.3$Win32 OpenOffice.org_project/330m20$Build-9567</meta:generator>
    <dc:date>2016-01-12T13:05:05.36</dc:date>
    <dc:creator>szymon idczak</dc:creator>
    <meta:document-statistic meta:table-count="0" meta:image-count="0" meta:object-count="0" meta:page-count="6" meta:paragraph-count="281" meta:word-count="806" meta:character-count="9686"/>
    <meta:user-defined meta:name="Info 1"/>
    <meta:user-defined meta:name="Info 2"/>
    <meta:user-defined meta:name="Info 3"/>
    <meta:user-defined meta:name="Info 4"/>
  </office:meta>
</office:document-meta>
</file>